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founder_development" table:style-name="ta1">
        <table:shapes>
          <draw:frame draw:z-index="0" draw:style-name="gr1" draw:text-style-name="P1" svg:width="453.51pt" svg:height="255.09pt" svg:x="137.37pt" svg:y="26.93pt">
            <draw:object draw:notify-on-update-of-ranges="best_founder_development.A1:best_founder_development.A11 best_founder_development.B1:best_founder_development.B11 best_founder_development.C1:best_founder_development.C11 best_founder_development.D1:best_founder_development.D11 best_founder_development.E1:best_founder_development.E11 best_founder_development.F1:best_founder_development.F11 best_founder_development.G1:best_founder_development.G11 best_founder_development.H1:best_founder_development.H11 best_founder_development.I1:best_founder_development.I11 best_founder_development.J1:best_founder_development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757995983482" calcext:value-type="float">
            <text:p>0.8857579959834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83526869013658" calcext:value-type="float">
            <text:p>0.683526869013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567227448674" calcext:value-type="float">
            <text:p>0.784567227448674</text:p>
          </table:table-cell>
          <table:table-cell office:value-type="float" office:value="0" calcext:value-type="float">
            <text:p>0</text:p>
          </table:table-cell>
          <table:table-cell office:value-type="float" office:value="0.878075774920071" calcext:value-type="float">
            <text:p>0.878075774920071</text:p>
          </table:table-cell>
          <table:table-cell office:value-type="float" office:value="0.3886128875012" calcext:value-type="float">
            <text:p>0.3886128875012</text:p>
          </table:table-cell>
          <table:table-cell office:value-type="float" office:value="0.0489182303303295" calcext:value-type="float">
            <text:p>0.04891823033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8837007450268" calcext:value-type="float">
            <text:p>0.708837007450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936695099254" calcext:value-type="float">
            <text:p>0.694936695099254</text:p>
          </table:table-cell>
          <table:table-cell office:value-type="float" office:value="0.0663508516502841" calcext:value-type="float">
            <text:p>0.066350851650284</text:p>
          </table:table-cell>
          <table:table-cell office:value-type="float" office:value="0.879553722558863" calcext:value-type="float">
            <text:p>0.879553722558863</text:p>
          </table:table-cell>
          <table:table-cell office:value-type="float" office:value="0.471221683068879" calcext:value-type="float">
            <text:p>0.471221683068879</text:p>
          </table:table-cell>
          <table:table-cell office:value-type="float" office:value="0.00917373826616271" calcext:value-type="float">
            <text:p>0.00917373826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635750994159" calcext:value-type="float">
            <text:p>0.619635750994159</text:p>
          </table:table-cell>
          <table:table-cell office:value-type="float" office:value="0" calcext:value-type="float">
            <text:p>0</text:p>
          </table:table-cell>
          <table:table-cell office:value-type="float" office:value="1.47206223453527" calcext:value-type="float">
            <text:p>1.47206223453527</text:p>
          </table:table-cell>
        </table:table-row>
        <table:table-row table:style-name="ro1">
          <table:table-cell office:value-type="float" office:value="0.615545734386499" calcext:value-type="float">
            <text:p>0.615545734386499</text:p>
          </table:table-cell>
          <table:table-cell office:value-type="float" office:value="0.2363746489263" calcext:value-type="float">
            <text:p>0.2363746489263</text:p>
          </table:table-cell>
          <table:table-cell office:value-type="float" office:value="0.68987640854567" calcext:value-type="float">
            <text:p>0.68987640854567</text:p>
          </table:table-cell>
          <table:table-cell office:value-type="float" office:value="0.443800342676164" calcext:value-type="float">
            <text:p>0.443800342676164</text:p>
          </table:table-cell>
          <table:table-cell office:value-type="float" office:value="0.999919120413863" calcext:value-type="float">
            <text:p>0.99991912041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38346944714" calcext:value-type="float">
            <text:p>0.647938346944714</text:p>
          </table:table-cell>
          <table:table-cell office:value-type="float" office:value="0" calcext:value-type="float">
            <text:p>0</text:p>
          </table:table-cell>
          <table:table-cell office:value-type="float" office:value="2.26529542650107" calcext:value-type="float">
            <text:p>2.26529542650107</text:p>
          </table:table-cell>
        </table:table-row>
        <table:table-row table:style-name="ro1">
          <table:table-cell office:value-type="float" office:value="0.545224556126366" calcext:value-type="float">
            <text:p>0.545224556126366</text:p>
          </table:table-cell>
          <table:table-cell office:value-type="float" office:value="0.365216433704132" calcext:value-type="float">
            <text:p>0.365216433704132</text:p>
          </table:table-cell>
          <table:table-cell office:value-type="float" office:value="0.681186748033178" calcext:value-type="float">
            <text:p>0.681186748033178</text:p>
          </table:table-cell>
          <table:table-cell office:value-type="float" office:value="0.28076405484305" calcext:value-type="float">
            <text:p>0.28076405484305</text:p>
          </table:table-cell>
          <table:table-cell office:value-type="float" office:value="1.81701506056732" calcext:value-type="float">
            <text:p>1.81701506056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601637256643" calcext:value-type="float">
            <text:p>0.909601637256643</text:p>
          </table:table-cell>
          <table:table-cell office:value-type="float" office:value="0" calcext:value-type="float">
            <text:p>0</text:p>
          </table:table-cell>
          <table:table-cell office:value-type="float" office:value="2.30675363273985" calcext:value-type="float">
            <text:p>2.30675363273985</text:p>
          </table:table-cell>
        </table:table-row>
        <table:table-row table:style-name="ro1">
          <table:table-cell office:value-type="float" office:value="0.482937010195473" calcext:value-type="float">
            <text:p>0.482937010195473</text:p>
          </table:table-cell>
          <table:table-cell office:value-type="float" office:value="0.0884128143524732" calcext:value-type="float">
            <text:p>0.088412814352473</text:p>
          </table:table-cell>
          <table:table-cell office:value-type="float" office:value="1.16338244802421" calcext:value-type="float">
            <text:p>1.16338244802421</text:p>
          </table:table-cell>
          <table:table-cell office:value-type="float" office:value="0.254049416602892" calcext:value-type="float">
            <text:p>0.254049416602892</text:p>
          </table:table-cell>
          <table:table-cell office:value-type="float" office:value="2.33012025224121" calcext:value-type="float">
            <text:p>2.33012025224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466050416766" calcext:value-type="float">
            <text:p>1.14466050416766</text:p>
          </table:table-cell>
          <table:table-cell office:value-type="float" office:value="0" calcext:value-type="float">
            <text:p>0</text:p>
          </table:table-cell>
          <table:table-cell office:value-type="float" office:value="2.28998246564047" calcext:value-type="float">
            <text:p>2.28998246564047</text:p>
          </table:table-cell>
        </table:table-row>
        <table:table-row table:style-name="ro1">
          <table:table-cell office:value-type="float" office:value="0.427765318336997" calcext:value-type="float">
            <text:p>0.427765318336997</text:p>
          </table:table-cell>
          <table:table-cell office:value-type="float" office:value="0.0184884541549791" calcext:value-type="float">
            <text:p>0.018488454154979</text:p>
          </table:table-cell>
          <table:table-cell office:value-type="float" office:value="1.66814854738999" calcext:value-type="float">
            <text:p>1.66814854738999</text:p>
          </table:table-cell>
          <table:table-cell office:value-type="float" office:value="0.292447386831488" calcext:value-type="float">
            <text:p>0.292447386831488</text:p>
          </table:table-cell>
          <table:table-cell office:value-type="float" office:value="2.70486834211416" calcext:value-type="float">
            <text:p>2.7048683421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4695450516724" calcext:value-type="float">
            <text:p>0.594695450516724</text:p>
          </table:table-cell>
          <table:table-cell office:value-type="float" office:value="0" calcext:value-type="float">
            <text:p>0</text:p>
          </table:table-cell>
          <table:table-cell office:value-type="float" office:value="3.15687546373854" calcext:value-type="float">
            <text:p>3.15687546373854</text:p>
          </table:table-cell>
        </table:table-row>
        <table:table-row table:style-name="ro1">
          <table:table-cell office:value-type="float" office:value="0.378896551121414" calcext:value-type="float">
            <text:p>0.378896551121414</text:p>
          </table:table-cell>
          <table:table-cell office:value-type="float" office:value="0.00386621486426194" calcext:value-type="float">
            <text:p>0.003866214864262</text:p>
          </table:table-cell>
          <table:table-cell office:value-type="float" office:value="1.11318621808107" calcext:value-type="float">
            <text:p>1.11318621808107</text:p>
          </table:table-cell>
          <table:table-cell office:value-type="float" office:value="0.0577920709828413" calcext:value-type="float">
            <text:p>0.057792070982841</text:p>
          </table:table-cell>
          <table:table-cell office:value-type="float" office:value="2.61448687132026" calcext:value-type="float">
            <text:p>2.6144868713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863536155807" calcext:value-type="float">
            <text:p>0.301863536155807</text:p>
          </table:table-cell>
          <table:table-cell office:value-type="float" office:value="0" calcext:value-type="float">
            <text:p>0</text:p>
          </table:table-cell>
          <table:table-cell office:value-type="float" office:value="4.59529873297441" calcext:value-type="float">
            <text:p>4.59529873297441</text:p>
          </table:table-cell>
        </table:table-row>
        <table:table-row table:style-name="ro1">
          <table:table-cell office:value-type="float" office:value="0.335610649806357" calcext:value-type="float">
            <text:p>0.335610649806357</text:p>
          </table:table-cell>
          <table:table-cell office:value-type="float" office:value="0.000808483892235763" calcext:value-type="float">
            <text:p>0.000808483892236</text:p>
          </table:table-cell>
          <table:table-cell office:value-type="float" office:value="0.746591340545449" calcext:value-type="float">
            <text:p>0.746591340545449</text:p>
          </table:table-cell>
          <table:table-cell office:value-type="float" office:value="0.0114205960418114" calcext:value-type="float">
            <text:p>0.011420596041811</text:p>
          </table:table-cell>
          <table:table-cell office:value-type="float" office:value="3.3178111574562" calcext:value-type="float">
            <text:p>3.317811157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708407560426" calcext:value-type="float">
            <text:p>0.171708407560426</text:p>
          </table:table-cell>
          <table:table-cell office:value-type="float" office:value="0" calcext:value-type="float">
            <text:p>0</text:p>
          </table:table-cell>
          <table:table-cell office:value-type="float" office:value="4.5618887832388" calcext:value-type="float">
            <text:p>4.5618887832388</text:p>
          </table:table-cell>
        </table:table-row>
        <table:table-row table:style-name="ro1">
          <table:table-cell office:value-type="float" office:value="0.297269816603193" calcext:value-type="float">
            <text:p>0.297269816603193</text:p>
          </table:table-cell>
          <table:table-cell office:value-type="float" office:value="0.000169066186684756" calcext:value-type="float">
            <text:p>0.000169066186685</text:p>
          </table:table-cell>
          <table:table-cell office:value-type="float" office:value="0.486258391234714" calcext:value-type="float">
            <text:p>0.486258391234714</text:p>
          </table:table-cell>
          <table:table-cell office:value-type="float" office:value="0.00225688423571051" calcext:value-type="float">
            <text:p>0.002256884235711</text:p>
          </table:table-cell>
          <table:table-cell office:value-type="float" office:value="3.17849882696439" calcext:value-type="float">
            <text:p>3.17849882696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490365952779" calcext:value-type="float">
            <text:p>0.100490365952779</text:p>
          </table:table-cell>
          <table:table-cell office:value-type="float" office:value="0" calcext:value-type="float">
            <text:p>0</text:p>
          </table:table-cell>
          <table:table-cell office:value-type="float" office:value="4.52872173930893" calcext:value-type="float">
            <text:p>4.52872173930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3:34.499862933</dc:date>
    <meta:editing-duration>PT36S</meta:editing-duration>
    <meta:editing-cycles>1</meta:editing-cycles>
    <meta:generator>LibreOffice/6.0.7.3$Linux_X86_64 LibreOffice_project/00m0$Build-3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1.96cm" style:legend-expansion="high" chart:style-name="ch2"/>
        <chart:plot-area chart:style-name="ch3" table:cell-range-address="best_founder_development.A1:best_founder_development.J11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founder_development.A1:best_founder_development.A11" chart:class="chart:line">
            <chart:data-point chart:repeated="11"/>
          </chart:series>
          <chart:series chart:style-name="ch7" chart:values-cell-range-address="best_founder_development.B1:best_founder_development.B11" chart:class="chart:line">
            <chart:data-point chart:repeated="11"/>
          </chart:series>
          <chart:series chart:style-name="ch8" chart:values-cell-range-address="best_founder_development.C1:best_founder_development.C11" chart:class="chart:line">
            <chart:data-point chart:repeated="11"/>
          </chart:series>
          <chart:series chart:style-name="ch9" chart:values-cell-range-address="best_founder_development.D1:best_founder_development.D11" chart:class="chart:line">
            <chart:data-point chart:repeated="11"/>
          </chart:series>
          <chart:series chart:style-name="ch10" chart:values-cell-range-address="best_founder_development.E1:best_founder_development.E11" chart:class="chart:line">
            <chart:data-point chart:repeated="11"/>
          </chart:series>
          <chart:series chart:style-name="ch11" chart:values-cell-range-address="best_founder_development.F1:best_founder_development.F11" chart:class="chart:line">
            <chart:data-point chart:repeated="11"/>
          </chart:series>
          <chart:series chart:style-name="ch12" chart:values-cell-range-address="best_founder_development.G1:best_founder_development.G11" chart:class="chart:line">
            <chart:data-point chart:repeated="11"/>
          </chart:series>
          <chart:series chart:style-name="ch13" chart:values-cell-range-address="best_founder_development.H1:best_founder_development.H11" chart:class="chart:line">
            <chart:data-point chart:repeated="11"/>
          </chart:series>
          <chart:series chart:style-name="ch14" chart:values-cell-range-address="best_founder_development.I1:best_founder_development.I11" chart:class="chart:line">
            <chart:data-point chart:repeated="11"/>
          </chart:series>
          <chart:series chart:style-name="ch15" chart:values-cell-range-address="best_founder_development.J1:best_founder_development.J1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founder_development.A1:best_founder_development.A11</svg:desc>
                </draw:g>
              </table:table-cell>
              <table:table-cell office:value-type="float" office:value="0">
                <text:p>0</text:p>
                <draw:g>
                  <svg:desc>best_founder_development.B1:best_founder_development.B11</svg:desc>
                </draw:g>
              </table:table-cell>
              <table:table-cell office:value-type="float" office:value="0">
                <text:p>0</text:p>
                <draw:g>
                  <svg:desc>best_founder_development.C1:best_founder_development.C11</svg:desc>
                </draw:g>
              </table:table-cell>
              <table:table-cell office:value-type="float" office:value="0">
                <text:p>0</text:p>
                <draw:g>
                  <svg:desc>best_founder_development.D1:best_founder_development.D11</svg:desc>
                </draw:g>
              </table:table-cell>
              <table:table-cell office:value-type="float" office:value="0">
                <text:p>0</text:p>
                <draw:g>
                  <svg:desc>best_founder_development.E1:best_founder_development.E11</svg:desc>
                </draw:g>
              </table:table-cell>
              <table:table-cell office:value-type="float" office:value="0">
                <text:p>0</text:p>
                <draw:g>
                  <svg:desc>best_founder_development.F1:best_founder_development.F11</svg:desc>
                </draw:g>
              </table:table-cell>
              <table:table-cell office:value-type="float" office:value="0">
                <text:p>0</text:p>
                <draw:g>
                  <svg:desc>best_founder_development.G1:best_founder_development.G11</svg:desc>
                </draw:g>
              </table:table-cell>
              <table:table-cell office:value-type="float" office:value="0">
                <text:p>0</text:p>
                <draw:g>
                  <svg:desc>best_founder_development.H1:best_founder_development.H11</svg:desc>
                </draw:g>
              </table:table-cell>
              <table:table-cell office:value-type="float" office:value="0">
                <text:p>0</text:p>
                <draw:g>
                  <svg:desc>best_founder_development.I1:best_founder_development.I11</svg:desc>
                </draw:g>
              </table:table-cell>
              <table:table-cell office:value-type="float" office:value="0">
                <text:p>0</text:p>
                <draw:g>
                  <svg:desc>best_founder_development.J1:best_founder_development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5757995983482">
                <text:p>0.885757995983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3526869013658">
                <text:p>0.683526869013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4567227448674">
                <text:p>0.784567227448674</text:p>
              </table:table-cell>
              <table:table-cell office:value-type="float" office:value="0">
                <text:p>0</text:p>
              </table:table-cell>
              <table:table-cell office:value-type="float" office:value="0.878075774920071">
                <text:p>0.878075774920071</text:p>
              </table:table-cell>
              <table:table-cell office:value-type="float" office:value="0.3886128875012">
                <text:p>0.3886128875012</text:p>
              </table:table-cell>
              <table:table-cell office:value-type="float" office:value="0.0489182303303295">
                <text:p>0.048918230330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837007450268">
                <text:p>0.708837007450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4936695099254">
                <text:p>0.694936695099254</text:p>
              </table:table-cell>
              <table:table-cell office:value-type="float" office:value="0.0663508516502841">
                <text:p>0.0663508516502841</text:p>
              </table:table-cell>
              <table:table-cell office:value-type="float" office:value="0.879553722558863">
                <text:p>0.879553722558863</text:p>
              </table:table-cell>
              <table:table-cell office:value-type="float" office:value="0.471221683068879">
                <text:p>0.471221683068879</text:p>
              </table:table-cell>
              <table:table-cell office:value-type="float" office:value="0.00917373826616271">
                <text:p>0.00917373826616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9635750994159">
                <text:p>0.619635750994159</text:p>
              </table:table-cell>
              <table:table-cell office:value-type="float" office:value="0">
                <text:p>0</text:p>
              </table:table-cell>
              <table:table-cell office:value-type="float" office:value="1.47206223453527">
                <text:p>1.47206223453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5545734386499">
                <text:p>0.615545734386499</text:p>
              </table:table-cell>
              <table:table-cell office:value-type="float" office:value="0.2363746489263">
                <text:p>0.2363746489263</text:p>
              </table:table-cell>
              <table:table-cell office:value-type="float" office:value="0.68987640854567">
                <text:p>0.68987640854567</text:p>
              </table:table-cell>
              <table:table-cell office:value-type="float" office:value="0.443800342676164">
                <text:p>0.443800342676164</text:p>
              </table:table-cell>
              <table:table-cell office:value-type="float" office:value="0.999919120413863">
                <text:p>0.99991912041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7938346944714">
                <text:p>0.647938346944714</text:p>
              </table:table-cell>
              <table:table-cell office:value-type="float" office:value="0">
                <text:p>0</text:p>
              </table:table-cell>
              <table:table-cell office:value-type="float" office:value="2.26529542650107">
                <text:p>2.26529542650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224556126366">
                <text:p>0.545224556126366</text:p>
              </table:table-cell>
              <table:table-cell office:value-type="float" office:value="0.365216433704132">
                <text:p>0.365216433704132</text:p>
              </table:table-cell>
              <table:table-cell office:value-type="float" office:value="0.681186748033178">
                <text:p>0.681186748033178</text:p>
              </table:table-cell>
              <table:table-cell office:value-type="float" office:value="0.28076405484305">
                <text:p>0.28076405484305</text:p>
              </table:table-cell>
              <table:table-cell office:value-type="float" office:value="1.81701506056732">
                <text:p>1.81701506056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9601637256643">
                <text:p>0.909601637256643</text:p>
              </table:table-cell>
              <table:table-cell office:value-type="float" office:value="0">
                <text:p>0</text:p>
              </table:table-cell>
              <table:table-cell office:value-type="float" office:value="2.30675363273985">
                <text:p>2.30675363273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2937010195473">
                <text:p>0.482937010195473</text:p>
              </table:table-cell>
              <table:table-cell office:value-type="float" office:value="0.0884128143524732">
                <text:p>0.0884128143524732</text:p>
              </table:table-cell>
              <table:table-cell office:value-type="float" office:value="1.16338244802421">
                <text:p>1.16338244802421</text:p>
              </table:table-cell>
              <table:table-cell office:value-type="float" office:value="0.254049416602892">
                <text:p>0.254049416602892</text:p>
              </table:table-cell>
              <table:table-cell office:value-type="float" office:value="2.33012025224121">
                <text:p>2.3301202522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466050416766">
                <text:p>1.14466050416766</text:p>
              </table:table-cell>
              <table:table-cell office:value-type="float" office:value="0">
                <text:p>0</text:p>
              </table:table-cell>
              <table:table-cell office:value-type="float" office:value="2.28998246564047">
                <text:p>2.28998246564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7765318336997">
                <text:p>0.427765318336997</text:p>
              </table:table-cell>
              <table:table-cell office:value-type="float" office:value="0.0184884541549791">
                <text:p>0.0184884541549791</text:p>
              </table:table-cell>
              <table:table-cell office:value-type="float" office:value="1.66814854738999">
                <text:p>1.66814854738999</text:p>
              </table:table-cell>
              <table:table-cell office:value-type="float" office:value="0.292447386831488">
                <text:p>0.292447386831488</text:p>
              </table:table-cell>
              <table:table-cell office:value-type="float" office:value="2.70486834211416">
                <text:p>2.7048683421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4695450516724">
                <text:p>0.594695450516724</text:p>
              </table:table-cell>
              <table:table-cell office:value-type="float" office:value="0">
                <text:p>0</text:p>
              </table:table-cell>
              <table:table-cell office:value-type="float" office:value="3.15687546373854">
                <text:p>3.1568754637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8896551121414">
                <text:p>0.378896551121414</text:p>
              </table:table-cell>
              <table:table-cell office:value-type="float" office:value="0.00386621486426194">
                <text:p>0.00386621486426194</text:p>
              </table:table-cell>
              <table:table-cell office:value-type="float" office:value="1.11318621808107">
                <text:p>1.11318621808107</text:p>
              </table:table-cell>
              <table:table-cell office:value-type="float" office:value="0.0577920709828413">
                <text:p>0.0577920709828413</text:p>
              </table:table-cell>
              <table:table-cell office:value-type="float" office:value="2.61448687132026">
                <text:p>2.6144868713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1863536155807">
                <text:p>0.301863536155807</text:p>
              </table:table-cell>
              <table:table-cell office:value-type="float" office:value="0">
                <text:p>0</text:p>
              </table:table-cell>
              <table:table-cell office:value-type="float" office:value="4.59529873297441">
                <text:p>4.59529873297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610649806357">
                <text:p>0.335610649806357</text:p>
              </table:table-cell>
              <table:table-cell office:value-type="float" office:value="0.000808483892235763">
                <text:p>0.000808483892235763</text:p>
              </table:table-cell>
              <table:table-cell office:value-type="float" office:value="0.746591340545449">
                <text:p>0.746591340545449</text:p>
              </table:table-cell>
              <table:table-cell office:value-type="float" office:value="0.0114205960418114">
                <text:p>0.0114205960418114</text:p>
              </table:table-cell>
              <table:table-cell office:value-type="float" office:value="3.3178111574562">
                <text:p>3.3178111574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708407560426">
                <text:p>0.171708407560426</text:p>
              </table:table-cell>
              <table:table-cell office:value-type="float" office:value="0">
                <text:p>0</text:p>
              </table:table-cell>
              <table:table-cell office:value-type="float" office:value="4.5618887832388">
                <text:p>4.5618887832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269816603193">
                <text:p>0.297269816603193</text:p>
              </table:table-cell>
              <table:table-cell office:value-type="float" office:value="0.000169066186684756">
                <text:p>0.000169066186684756</text:p>
              </table:table-cell>
              <table:table-cell office:value-type="float" office:value="0.486258391234714">
                <text:p>0.486258391234714</text:p>
              </table:table-cell>
              <table:table-cell office:value-type="float" office:value="0.00225688423571051">
                <text:p>0.00225688423571051</text:p>
              </table:table-cell>
              <table:table-cell office:value-type="float" office:value="3.17849882696439">
                <text:p>3.17849882696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490365952779">
                <text:p>0.100490365952779</text:p>
              </table:table-cell>
              <table:table-cell office:value-type="float" office:value="0">
                <text:p>0</text:p>
              </table:table-cell>
              <table:table-cell office:value-type="float" office:value="4.52872173930893">
                <text:p>4.52872173930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